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style:rel-width="100%" table:align="left"/>
    </style:style>
    <style:style style:name="Tabela1.A" style:family="table-column">
      <style:table-column-properties style:column-width="0.848cm" style:rel-column-width="3268*"/>
    </style:style>
    <style:style style:name="Tabela1.B" style:family="table-column">
      <style:table-column-properties style:column-width="16.15cm" style:rel-column-width="62266*"/>
    </style:style>
    <style:style style:name="Tabela1.A1" style:family="table-cell">
      <style:table-cell-properties fo:padding="0.049cm" fo:border="none"/>
    </style:style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Text_20_body">
      <style:paragraph-properties fo:text-align="center" style:justify-single-word="false"/>
      <style:text-properties fo:language="en" fo:country="GB"/>
    </style:style>
    <style:style style:name="P5" style:family="paragraph" style:parent-style-name="Text_20_body">
      <style:paragraph-properties fo:text-align="start" style:justify-single-word="false"/>
      <style:text-properties fo:language="en" fo:country="GB"/>
    </style:style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Preformatted_20_Text">
      <style:paragraph-properties fo:margin-left="1cm" fo:margin-right="1cm" fo:margin-top="0cm" fo:margin-bottom="0.499cm" fo:text-indent="0cm" style:auto-text-indent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margin-top="0cm" fo:margin-bottom="0.499cm"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/></text:p>
      <text:p text:style-name="P4"><text:span text:style-name="Strong_20_Emphasis">13) Entendendo a Herança de tabelas <text:line-break/></text:span></text:p>
      <text:p text:style-name="Text_20_body">Vamos criar duas tabelas. A tabela capitais contém as capitais dos estados, que também são cidades. Por conseqüência, a tabela capitais deve herdar da tabela cidades.</text:p>
      <text:p text:style-name="Preformatted_20_Text">CREATE TABLE cidades (</text:p>
      <text:p text:style-name="Preformatted_20_Text"><text:s text:c="4"/>nome <text:s text:c="7"/>text,</text:p>
      <text:p text:style-name="Preformatted_20_Text"><text:s text:c="4"/>populacao <text:s text:c="2"/>float,</text:p>
      <text:p text:style-name="Preformatted_20_Text"><text:s text:c="4"/>altitude <text:s text:c="3"/>int <text:s text:c="4"/>-- (em pés)</text:p>
      <text:p text:style-name="Preformatted_20_Text">);</text:p>
      <text:p text:style-name="Preformatted_20_Text"/>
      <text:p text:style-name="Preformatted_20_Text">CREATE TABLE capitais (</text:p>
      <text:p text:style-name="Preformatted_20_Text"><text:s text:c="4"/>estado <text:s text:c="5"/>char(2)</text:p>
      <text:p text:style-name="P9">) INHERITS (cidades);</text:p>
      <text:p text:style-name="Text_20_body">Neste caso, as linhas da tabela capitais <text:span text:style-name="T2">herdam</text:span> todos os atributos (nome, população e altitude) de sua tabela ancestral, cidades. As capitais dos estados possuem um atributo adicional chamado estado, contendo seu estado. No PostgreSQL uma tabela pode herdar de zero ou mais tabelas, e uma consulta pode referenciar tanto todas as linhas de uma tabela, quanto todas as linhas de uma tabela mais todas as linhas de suas descendentes.</text:p>
      <text:p text:style-name="Quotations"><text:span text:style-name="T4">Nota:</text:span> A hierarquia de herança é, na verdade, um grafo acíclico dirigido. <text:a xlink:type="simple" xlink:href="http://pgdocptbr.sourceforge.net/pg80/ddl-inherit.html#FTN.AEN2982" office:name="AEN2982">[1]</text:a></text:p>
      <text:p text:style-name="Text_20_body">Por exemplo, a consulta abaixo retorna os nomes de todas as cidades, incluindo as capitais dos estados, localizadas a uma altitude superior a 500 pés:</text:p>
      <text:p text:style-name="Preformatted_20_Text">SELECT nome, altitude</text:p>
      <text:p text:style-name="Preformatted_20_Text"><text:s text:c="4"/>FROM cidades</text:p>
      <text:p text:style-name="Preformatted_20_Text"><text:s text:c="4"/>WHERE altitude &gt; 500;</text:p>
      <text:p text:style-name="Preformatted_20_Text"/>
      <text:p text:style-name="Preformatted_20_Text"><text:span text:style-name="Example"><text:s text:c="3"/>nome <text:s text:c="3"/>| altitude</text:span></text:p>
      <text:p text:style-name="Preformatted_20_Text"><text:span text:style-name="Example">-----------+----------</text:span></text:p>
      <text:p text:style-name="Preformatted_20_Text"><text:span text:style-name="Example"><text:s/>Las Vegas | <text:s text:c="4"/>2174</text:span></text:p>
      <text:p text:style-name="Preformatted_20_Text"><text:span text:style-name="Example"><text:s/>Mariposa <text:s/>| <text:s text:c="4"/>1953</text:span></text:p>
      <text:p text:style-name="P9"><text:span text:style-name="Example"><text:s/>Madison <text:s text:c="2"/>| <text:s text:c="5"/>845</text:span></text:p>
      <text:p text:style-name="Text_20_body">Por outro lado, a consulta abaixo retorna todas as cidades situadas a uma altitude superior a 500 pés, que não são capitais de estados:</text:p>
      <text:p text:style-name="Preformatted_20_Text">SELECT nome, altitude</text:p>
      <text:p text:style-name="Preformatted_20_Text"><text:s text:c="4"/>FROM ONLY cidades</text:p>
      <text:p text:style-name="Preformatted_20_Text"><text:s text:c="4"/>WHERE altitude &gt; 500;</text:p>
      <text:p text:style-name="Preformatted_20_Text"/>
      <text:p text:style-name="Preformatted_20_Text"><text:span text:style-name="Example"><text:s text:c="3"/>nome <text:s text:c="3"/>| altitude</text:span></text:p>
      <text:p text:style-name="Preformatted_20_Text"><text:span text:style-name="Example">-----------+----------</text:span></text:p>
      <text:p text:style-name="Preformatted_20_Text"><text:span text:style-name="Example"><text:s/>Las Vegas | <text:s text:c="4"/>2174</text:span></text:p>
      <text:p text:style-name="P9"><text:span text:style-name="Example"><text:s/>Mariposa <text:s/>| <text:s text:c="4"/>1953</text:span></text:p>
      <text:p text:style-name="Text_20_body"><text:soft-page-break/>O termo "ONLY" antes de cidades indica que a consulta deve ser executada apenas na tabela cidades, sem incluir as tabelas descendentes de cidades na hierarquia de herança. Muitos comandos mostrados até agora — SELECT, UPDATE e DELETE — suportam esta notação de "ONLY".</text:p>
      <text:p text:style-name="Quotations"><text:span text:style-name="T4">Em obsolescência:</text:span> Nas versões anteriores do PostgreSQL, o comportamento padrão era não incluir as tabelas descendentes nos comandos. Descobriu-se que isso ocasionava muitos erros, e que também violava o padrão SQL:1999. Na sintaxe antiga, para incluir as tabelas descendentes era necessário anexar um * ao nome da tabela. Por exemplo:</text:p>
      <text:p text:style-name="P10">SELECT * FROM cidades*;</text:p>
      <text:p text:style-name="Quotations">Ainda é possível especificar explicitamente a varredura das tabelas descendentes anexando o *, assim como especificar explicitamente para não varrer as tabelas descendentes escrevendo "ONLY". A partir da versão 7.1 o comportamento padrão para nomes de tabelas sem adornos passou a ser varrer as tabelas descendentes também, enquanto antes desta versão o comportamento padrão era não varrer as tabelas descendentes. Para ativar o comportamento padrão antigo, deve ser definida a opção de configuração SQL_Inheritance como desativada como, por exemplo,</text:p>
      <text:p text:style-name="P10">SET SQL_Inheritance TO OFF;</text:p>
      <text:p text:style-name="Quotations">ou definir o parâmetro de configuração <text:a xlink:type="simple" xlink:href="http://pgdocptbr.sourceforge.net/pg80/runtime-config.html#GUC-SQL-INHERITANCE">sql_inheritance</text:a>.</text:p>
      <text:p text:style-name="Text_20_body">Em alguns casos pode-se desejar saber de qual tabela uma determinada linha se origina. Em cada tabela existe uma coluna do sistema chamada tableoid que pode informar a tabela de origem:</text:p>
      <text:p text:style-name="Preformatted_20_Text">SELECT c.tableoid, c.nome, c.altitude</text:p>
      <text:p text:style-name="Preformatted_20_Text">FROM cidades c</text:p>
      <text:p text:style-name="Preformatted_20_Text">WHERE c.altitude &gt; 500;</text:p>
      <text:p text:style-name="Preformatted_20_Text"/>
      <text:p text:style-name="Preformatted_20_Text"><text:span text:style-name="Example"><text:s/>tableoid | <text:s text:c="2"/>nome <text:s text:c="3"/>| altitude</text:span></text:p>
      <text:p text:style-name="Preformatted_20_Text"><text:span text:style-name="Example">----------+-----------+----------</text:span></text:p>
      <text:p text:style-name="Preformatted_20_Text"><text:span text:style-name="Example"><text:s text:c="3"/>139793 | Las Vegas | <text:s text:c="4"/>2174</text:span></text:p>
      <text:p text:style-name="Preformatted_20_Text"><text:span text:style-name="Example"><text:s text:c="3"/>139793 | Mariposa <text:s/>| <text:s text:c="4"/>1953</text:span></text:p>
      <text:p text:style-name="P9"><text:span text:style-name="Example"><text:s text:c="3"/>139798 | Madison <text:s text:c="2"/>| <text:s text:c="5"/>845</text:span></text:p>
      <text:p text:style-name="Text_20_body">Se for tentada a reprodução deste exemplo, os valores numéricos dos OIDs provavelmente serão diferentes. Fazendo uma junção com a tabela "pg_class" é possível mostrar o nome da tabela:</text:p>
      <text:p text:style-name="Preformatted_20_Text">SELECT p.relname, c.nome, c.altitude</text:p>
      <text:p text:style-name="Preformatted_20_Text">FROM <text:s text:c="2"/>cidades c, pg_class p</text:p>
      <text:p text:style-name="Preformatted_20_Text">WHERE <text:s/>c.altitude &gt; 500 AND c.tableoid = p.oid;</text:p>
      <text:p text:style-name="Preformatted_20_Text"/>
      <text:p text:style-name="Preformatted_20_Text"><text:span text:style-name="Example"><text:s/>relname <text:s/>| <text:s text:c="2"/>nome <text:s text:c="3"/>| altitude</text:span></text:p>
      <text:p text:style-name="Preformatted_20_Text"><text:span text:style-name="Example">----------+-----------+----------</text:span></text:p>
      <text:p text:style-name="Preformatted_20_Text"><text:span text:style-name="Example"><text:s/>cidades <text:s/>| Las Vegas | <text:s text:c="4"/>2174</text:span></text:p>
      <text:p text:style-name="Preformatted_20_Text"><text:span text:style-name="Example"><text:s/>cidades <text:s/>| Mariposa <text:s/>| <text:s text:c="4"/>1953</text:span></text:p>
      <text:p text:style-name="P9"><text:span text:style-name="Example"><text:s/>capitais | Madison <text:s text:c="2"/>| <text:s text:c="5"/>845</text:span></text:p>
      <text:p text:style-name="Text_20_body"><text:soft-page-break/>Uma tabela pode herdar de mais de uma tabela ancestral e, neste caso, possuirá a união das colunas definidas nas tabelas ancestrais (além de todas as colunas declaradas especificamente para a tabela filha).</text:p>
      <text:p text:style-name="Text_20_body">Uma limitação séria da funcionalidade da herança é que os índices (incluindo as restrições de unicidade) e as chaves estrangeiras somente se aplicam a uma única tabela, e não às suas descendentes. Isto é verdade tanto do lado que faz referência quanto do lado que é referenciado na chave estrangeira. Portanto, em termos do exemplo acima:</text:p>
      <text:list text:style-name="L1">
        <text:list-item>
          <text:p text:style-name="P6">Se for declarado cidades.nome como sendo UNIQUE ou PRIMARY KEY, isto não impedirá que a tabela capitais tenha linhas com nomes idênticos aos da tabela cidades e, por padrão, estas linhas duplicadas aparecem nas consultas à tabela cidades. Na verdade, por padrão, a tabela capitais não teria nenhuma restrição de unicidade e, portanto, poderia conter várias linhas com nomes idênticos. Poderia ser adicionada uma restrição de unicidade à tabela capitais, mas isto não impediria um nome idêntico na tabela cidades.</text:p>
        </text:list-item>
        <text:list-item>
          <text:p text:style-name="P6">De forma análoga, se for especificado cidades.nome REFERENCES alguma outra tabela, esta restrição não se propagará automaticamente para a tabela capitais. Neste caso, o problema poderia ser contornado adicionando manualmente a restrição REFERENCES para a tabela capitais.</text:p>
        </text:list-item>
        <text:list-item>
          <text:p text:style-name="P6">Especificar para uma coluna de outra tabela REFERENCES cidades(nome) permite à outra tabela conter os nomes das cidades, mas não os nomes das capitais. Não existe um maneira boa para contornar este problema.</text:p>
        </text:list-item>
      </text:list>
      <text:p text:style-name="Text_20_body">Estas deficiências deverão, provavelmente, serem corrigidas em alguma versão futura, mas enquanto isso deve haver um cuidado considerável ao decidir se a herança é útil para resolver o problema em questão.</text:p>
      <text:h text:style-name="Heading_20_3" text:outline-level="3" text:is-list-header="true">Notas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<text:a xlink:type="simple" xlink:href="http://pgdocptbr.sourceforge.net/pg80/ddl-inherit.html#AEN2982" office:name="FTN.AEN2982">[1]</text:a> </text:p>
          </table:table-cell>
          <table:table-cell table:style-name="Tabela1.A1" office:value-type="string">
            <text:p text:style-name="P12"><text:span text:style-name="T2">Grafo</text:span>: uma coleção de vértices e arestas; <text:span text:style-name="T2">Grafo dirigido</text:span>: um grafo com arestas unidirecionais; <text:span text:style-name="T2">Grafo acíclico dirigido</text:span>: um grafo dirigido que não contém ciclos. <text:a xlink:type="simple" xlink:href="http://wombat.doc.ic.ac.uk/foldoc/index.html" office:target-frame-name="_top" xlink:show="replace">FOLDOC - Free On-Line Dictionary of Computing</text:a> (N. do T.)</text:p>
          </table:table-cell>
        </table:table-row>
      </table:table>
      <text:p text:style-name="P5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" fo:font-size="12pt" fo:language="pt" fo:country="BR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Nimbus Roman No9 L" fo:font-size="24pt" fo:font-weight="bold" style:font-name-asian="DejaVuSans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Sans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Example" style:family="text">
      <style:text-properties style:font-name="Nimbus Mono L" style:font-name-asian="Nimbus Mono L" style:font-name-complex="Nimbus Mono 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DBA PostgreSQL<text:tab/></text:span><text:span text:style-name="T1"><text:page-number text:select-page="current">3</text:page-number></text:span><text:span text:style-name="T1">/</text:span><text:span text:style-name="T1"><text:page-count>3</text:page-count></text:span></text:p>
      </style:header>
      <style:footer>
        <text:p text:style-name="P2"><text:span text:style-name="T2">Ribamar FS – </text:span><text:a xlink:type="simple" xlink:href="http://ribafs.net/"><text:span text:style-name="T2">http://ribafs.net</text:span></text:a> – <text:a xlink:type="simple" xlink:href="mailto:ribafs@ribafs.net">ribafs@ribafs.net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ibamar FS</meta:initial-creator>
    <meta:creation-date>2008-02-25T12:21:41</meta:creation-date>
    <dc:creator>Ribamar FS</dc:creator>
    <dc:date>2008-05-15T12:36:47</dc:date>
    <meta:editing-cycles>53</meta:editing-cycles>
    <meta:editing-duration>PT47M5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64" meta:word-count="833" meta:character-count="5651"/>
  </office:meta>
</office:document-meta>
</file>